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B0000010292182FA65FA25AB4.png" manifest:media-type="image/png"/>
  <manifest:file-entry manifest:full-path="Pictures/1000020100000294000000F482FC5BB735C20EFD.png" manifest:media-type="image/png"/>
  <manifest:file-entry manifest:full-path="Pictures/1000020100000348000000F686FB3F40670F21DE.png" manifest:media-type="image/png"/>
  <manifest:file-entry manifest:full-path="Pictures/100002010000017C00000170BA522FD843AD9819.png" manifest:media-type="image/png"/>
  <manifest:file-entry manifest:full-path="Pictures/100002010000034A000000F4F4A4DFE307D03EE3.png" manifest:media-type="image/png"/>
  <manifest:file-entry manifest:full-path="Pictures/1000020100000391000001616B9237E7D762EB7B.png" manifest:media-type="image/png"/>
  <manifest:file-entry manifest:full-path="Pictures/100002010000035A00000122675656F9E8007615.png" manifest:media-type="image/png"/>
  <manifest:file-entry manifest:full-path="Pictures/100002010000035E00000133FC022B300D558142.png" manifest:media-type="image/png"/>
  <manifest:file-entry manifest:full-path="Pictures/100002010000036800000142DB6CC79F309C1353.png" manifest:media-type="image/png"/>
  <manifest:file-entry manifest:full-path="Pictures/100002010000036000000141FB73F7B71DDAEE8D.png" manifest:media-type="image/png"/>
  <manifest:file-entry manifest:full-path="Pictures/10000201000001FC0000012228051F8EEE818AD1.png" manifest:media-type="image/png"/>
  <manifest:file-entry manifest:full-path="Pictures/100002010000045800000143F91DE100ADC8DE46.png" manifest:media-type="image/png"/>
  <manifest:file-entry manifest:full-path="Pictures/10000201000003560000013FBA496F3025E86F8B.png" manifest:media-type="image/png"/>
  <manifest:file-entry manifest:full-path="Pictures/10000201000003590000013C80D30EFC5CF320D8.png" manifest:media-type="image/png"/>
  <manifest:file-entry manifest:full-path="Pictures/100002010000035D000001406BA681E4A1560E27.png" manifest:media-type="image/png"/>
  <manifest:file-entry manifest:full-path="Pictures/100002010000035E00000145AFED483E81253305.png" manifest:media-type="image/png"/>
  <manifest:file-entry manifest:full-path="Pictures/100002010000035700000123137D0D6D8C03B6AC.png" manifest:media-type="image/png"/>
  <manifest:file-entry manifest:full-path="Pictures/10000201000003530000013EECEA77006825EB29.png" manifest:media-type="image/png"/>
  <manifest:file-entry manifest:full-path="Pictures/100002010000034C00000127D61FF5E6829EE7AA.png" manifest:media-type="image/png"/>
  <manifest:file-entry manifest:full-path="Pictures/1000020100000359000000CA3DAEE2806F2B71E5.png" manifest:media-type="image/png"/>
  <manifest:file-entry manifest:full-path="Pictures/10000201000002E80000010A2E7E28EAF67BC1EC.png" manifest:media-type="image/png"/>
  <manifest:file-entry manifest:full-path="Pictures/100002010000035C0000011BFA880A1ACFED13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2.5571in" draw:z-index="0"><draw:image xlink:href="Pictures/100002010000036800000142DB6CC79F309C1353.png" xlink:type="simple" xlink:show="embed" xlink:actuate="onLoad"/></draw:frame></text:p>
      <text:p text:style-name="Standard"><draw:frame draw:style-name="fr1" draw:name="Image2" text:anchor-type="paragraph" svg:width="6.9252in" svg:height="2.572in" draw:z-index="1"><draw:image xlink:href="Pictures/100002010000036000000141FB73F7B71DDAEE8D.png" xlink:type="simple" xlink:show="embed" xlink:actuate="onLoad"/></draw:frame></text:p>
      <text:p text:style-name="Standard"><draw:frame draw:style-name="fr1" draw:name="Image3" text:anchor-type="paragraph" svg:width="6.9252in" svg:height="2.5736in" draw:z-index="2"><draw:image xlink:href="Pictures/100002010000035D000001406BA681E4A1560E27.png" xlink:type="simple" xlink:show="embed" xlink:actuate="onLoad"/></draw:frame></text:p>
      <text:p text:style-name="Standard"><draw:frame draw:style-name="fr2" draw:name="Image4" text:anchor-type="paragraph" svg:width="6.9252in" svg:height="2.4661in" draw:z-index="3"><draw:image xlink:href="Pictures/100002010000035E00000133FC022B300D558142.png" xlink:type="simple" xlink:show="embed" xlink:actuate="onLoad"/></draw:frame></text:p>
      <text:p text:style-name="Standard"><text:soft-page-break/></text:p>
      <text:p text:style-name="Standard"><draw:frame draw:style-name="fr1" draw:name="Image5" text:anchor-type="paragraph" svg:width="6.9252in" svg:height="2.5862in" draw:z-index="4"><draw:image xlink:href="Pictures/10000201000003560000013FBA496F3025E86F8B.png" xlink:type="simple" xlink:show="embed" xlink:actuate="onLoad"/></draw:frame></text:p>
      <text:p text:style-name="Standard"><draw:frame draw:style-name="fr1" draw:name="Image6" text:anchor-type="paragraph" svg:width="6.9252in" svg:height="2.5528in" draw:z-index="5"><draw:image xlink:href="Pictures/10000201000003590000013C80D30EFC5CF320D8.png" xlink:type="simple" xlink:show="embed" xlink:actuate="onLoad"/></draw:frame></text:p>
      <text:p text:style-name="Standard"><draw:frame draw:style-name="fr1" draw:name="Image7" text:anchor-type="paragraph" svg:width="6.9252in" svg:height="2.6102in" draw:z-index="6"><draw:image xlink:href="Pictures/100002010000035E00000145AFED483E81253305.png" xlink:type="simple" xlink:show="embed" xlink:actuate="onLoad"/></draw:frame></text:p>
      <text:p text:style-name="Standard"><draw:frame draw:style-name="fr2" draw:name="Image8" text:anchor-type="paragraph" svg:width="6.9252in" svg:height="2.5874in" draw:z-index="7"><draw:image xlink:href="Pictures/10000201000003530000013EECEA77006825EB29.png" xlink:type="simple" xlink:show="embed" xlink:actuate="onLoad"/></draw:frame></text:p>
      <text:p text:style-name="Standard"><draw:frame draw:style-name="fr1" draw:name="Image9" text:anchor-type="paragraph" svg:width="6.9252in" svg:height="2.2783in" draw:z-index="8"><draw:image xlink:href="Pictures/100002010000035C0000011BFA880A1ACFED13F7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10" text:anchor-type="paragraph" svg:width="6.9252in" svg:height="1.6319in" draw:z-index="9"><draw:image xlink:href="Pictures/1000020100000359000000CA3DAEE2806F2B71E5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12" text:anchor-type="paragraph" svg:width="6.9252in" svg:height="2.3402in" draw:z-index="10"><draw:image xlink:href="Pictures/100002010000035A00000122675656F9E8007615.png" xlink:type="simple" xlink:show="embed" xlink:actuate="onLoad"/></draw:frame></text:p>
      <text:p text:style-name="Standard"/>
      <text:p text:style-name="Standard"/>
      <text:p text:style-name="Standard"><draw:frame draw:style-name="fr2" draw:name="Image13" text:anchor-type="paragraph" svg:width="6.9252in" svg:height="2.4201in" draw:z-index="11"><draw:image xlink:href="Pictures/100002010000034C00000127D61FF5E6829EE7AA.png" xlink:type="simple" xlink:show="embed" xlink:actuate="onLoad"/></draw:frame><text:soft-page-break/></text:p>
      <text:p text:style-name="Standard"><draw:frame draw:style-name="fr2" draw:name="Image14" text:anchor-type="paragraph" svg:width="6.9252in" svg:height="2.3563in" draw:z-index="21"><draw:image xlink:href="Pictures/100002010000035700000123137D0D6D8C03B6AC.png" xlink:type="simple" xlink:show="embed" xlink:actuate="onLoad"/></draw:frame></text:p>
      <text:p text:style-name="Standard"/>
      <text:p text:style-name="Standard"/>
      <text:p text:style-name="Standard"><draw:frame draw:style-name="fr1" draw:name="Image22" text:anchor-type="paragraph" svg:width="6.9252in" svg:height="2.4756in" draw:z-index="16"><draw:image xlink:href="Pictures/10000201000002E80000010A2E7E28EAF67BC1E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16" text:anchor-type="paragraph" svg:width="6.9252in" svg:height="2.6772in" draw:z-index="17"><draw:image xlink:href="Pictures/1000020100000391000001616B9237E7D762EB7B.png" xlink:type="simple" xlink:show="embed" xlink:actuate="onLoad"/></draw:frame><text:soft-page-break/></text:p>
      <text:p text:style-name="Standard"><draw:frame draw:style-name="fr2" draw:name="Image17" text:anchor-type="paragraph" svg:width="6.9252in" svg:height="2.011in" draw:z-index="12"><draw:image xlink:href="Pictures/100002010000045800000143F91DE100ADC8DE46.png" xlink:type="simple" xlink:show="embed" xlink:actuate="onLoad"/></draw:frame></text:p>
      <text:p text:style-name="Standard"><draw:frame draw:style-name="fr1" draw:name="Image18" text:anchor-type="paragraph" svg:width="6.9252in" svg:height="2.0063in" draw:z-index="13"><draw:image xlink:href="Pictures/100002010000034A000000F4F4A4DFE307D03EE3.png" xlink:type="simple" xlink:show="embed" xlink:actuate="onLoad"/></draw:frame></text:p>
      <text:p text:style-name="Standard"><draw:frame draw:style-name="fr1" draw:name="Image19" text:anchor-type="paragraph" svg:width="6.9252in" svg:height="2.028in" draw:z-index="14"><draw:image xlink:href="Pictures/1000020100000348000000F686FB3F40670F21DE.png" xlink:type="simple" xlink:show="embed" xlink:actuate="onLoad"/></draw:frame><text:soft-page-break/></text:p>
      <text:p text:style-name="Standard"><draw:frame draw:style-name="fr3" draw:name="Image20" text:anchor-type="paragraph" svg:width="6.8752in" svg:height="2.5417in" draw:z-index="15"><draw:image xlink:href="Pictures/1000020100000294000000F482FC5BB735C20EF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23" text:anchor-type="paragraph" svg:width="4.1146in" svg:height="2.6874in" draw:z-index="18"><draw:image xlink:href="Pictures/100002010000018B0000010292182FA65FA25AB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4" draw:name="Image24" text:anchor-type="paragraph" svg:width="5.2917in" svg:height="3.0209in" draw:z-index="19"><draw:image xlink:href="Pictures/10000201000001FC0000012228051F8EEE818AD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25" text:anchor-type="paragraph" svg:x="1.5563in" svg:y="0.0543in" svg:width="3.9583in" svg:height="3.8335in" draw:z-index="20"><draw:image xlink:href="Pictures/100002010000017C00000170BA522FD843AD981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04:13:56.670424904</meta:creation-date>
    <dc:date>2022-08-01T05:15:19.973407416</dc:date>
    <meta:editing-duration>PT16M57S</meta:editing-duration>
    <meta:editing-cycles>4</meta:editing-cycles>
    <meta:generator>LibreOffice/5.1.6.2$Linux_X86_64 LibreOffice_project/10m0$Build-2</meta:generator>
    <meta:document-statistic meta:table-count="0" meta:image-count="22" meta:object-count="0" meta:page-count="7" meta:paragraph-count="0" meta:word-count="0" meta:character-count="0" meta:non-whitespace-character-count="0"/>
  </office:meta>
</office:document-meta>
</file>